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4.5cm" svg:height="4cm" svg:x="3.5cm" svg:y="5cm">
          <text:p text:style-name="P2"/>
          <draw:enhanced-geometry svg:viewBox="0 0 21600 21600" draw:type="rectangle" draw:enhanced-path="M 0 0 L 21600 0 21600 21600 0 21600 0 0 Z N"/>
        </draw:custom-shape>
        <draw:frame draw:style-name="gr2" draw:layer="layout" svg:width="2.788cm" svg:height="0.966cm" svg:x="3.212cm" svg:y="3.5cm">
          <draw:text-box>
            <text:p text:style-name="P2">cristallin</text:p>
          </draw:text-box>
        </draw:frame>
        <draw:frame draw:style-name="gr2" draw:layer="layout" svg:width="2.085cm" svg:height="0.966cm" svg:x="14.5cm" svg:y="3.5cm">
          <draw:text-box>
            <text:p text:style-name="P2">réti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1$Unix OpenOffice.org_project/680m6$Build-9095</meta:generator>
    <meta:initial-creator>scls</meta:initial-creator>
    <meta:creation-date>2007-04-06T11:56:31</meta:creation-date>
    <dc:creator>scls</dc:creator>
    <dc:date>2007-04-06T12:03:38</dc:date>
    <dc:language>fr-FR</dc:language>
    <meta:editing-cycles>3</meta:editing-cycles>
    <meta:editing-duration>PT7M8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